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8pt" style:text-underline-style="solid" style:text-underline-width="auto" style:text-underline-color="font-color" fo:font-weight="bold" officeooo:rsid="001850c7" officeooo:paragraph-rsid="001850c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8693c" officeooo:paragraph-rsid="0018693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8693c" officeooo:paragraph-rsid="0018693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style:text-underline-style="none" fo:font-weight="normal" officeooo:rsid="001a017a" officeooo:paragraph-rsid="001a017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fo:font-weight="normal" officeooo:rsid="0018693c" officeooo:paragraph-rsid="0018693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8693c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normal" officeooo:rsid="0018693c" officeooo:paragraph-rsid="002b58ad" style:font-size-asian="12.25pt" style:font-weight-asian="normal" style:font-size-complex="14pt" style:font-weight-complex="normal"/>
    </style:style>
    <style:style style:name="P8" style:family="paragraph" style:parent-style-name="Heading_20_2">
      <style:text-properties style:text-underline-style="solid" style:text-underline-width="auto" style:text-underline-color="font-color"/>
    </style:style>
    <style:style style:name="P9" style:family="paragraph" style:parent-style-name="Heading_20_2">
      <style:text-properties style:text-underline-style="solid" style:text-underline-width="auto" style:text-underline-color="font-color" officeooo:paragraph-rsid="002b58ad"/>
    </style:style>
    <style:style style:name="P10" style:family="paragraph" style:parent-style-name="Heading_20_2">
      <style:text-properties style:text-underline-style="solid" style:text-underline-width="auto" style:text-underline-color="font-color" officeooo:paragraph-rsid="002ebd77"/>
    </style:style>
    <style:style style:name="P11" style:family="paragraph" style:parent-style-name="Heading_20_2">
      <style:text-properties style:font-name="DejaVu Sans" fo:font-size="14pt" style:text-underline-style="none" officeooo:rsid="001fdbcc" style:font-size-asian="12.25pt" style:font-size-complex="14pt"/>
    </style:style>
    <style:style style:name="P12" style:family="paragraph" style:parent-style-name="Heading_20_2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fo:font-weight="bold" officeooo:rsid="0018693c" officeooo:paragraph-rsid="002b58ad" style:font-size-asian="16pt" style:font-weight-asian="bold" style:font-size-complex="16pt" style:font-weight-complex="bold"/>
    </style:style>
    <style:style style:name="P13" style:family="paragraph" style:parent-style-name="Heading_20_1">
      <style:paragraph-properties fo:text-align="center" style:justify-single-word="false"/>
      <style:text-properties fo:font-style="italic" style:text-underline-style="solid" style:text-underline-width="auto" style:text-underline-color="font-color" officeooo:paragraph-rsid="002b58ad" style:font-style-asian="italic" style:font-style-complex="italic"/>
    </style:style>
    <style:style style:name="P14" style:family="paragraph" style:parent-style-name="Heading_20_1">
      <style:paragraph-properties fo:text-align="center" style:justify-single-word="false"/>
      <style:text-properties fo:font-style="italic" style:text-underline-style="solid" style:text-underline-width="auto" style:text-underline-color="font-color" officeooo:rsid="002b58ad" officeooo:paragraph-rsid="002b58ad" style:font-style-asian="italic" style:font-style-complex="italic"/>
    </style:style>
    <style:style style:name="P15" style:family="paragraph" style:parent-style-name="Contents_20_1">
      <style:paragraph-properties>
        <style:tab-stops>
          <style:tab-stop style:position="19.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491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style:text-underline-style="solid" style:text-underline-width="auto" style:text-underline-color="font-color"/>
    </style:style>
    <style:style style:name="P18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9" style:family="paragraph" style:parent-style-name="Text_20_body">
      <style:text-properties style:font-name="DejaVu Sans" fo:font-size="14pt" style:text-underline-style="none" officeooo:rsid="001ea6d8" style:font-size-asian="12.25pt" style:font-size-complex="14pt"/>
    </style:style>
    <style:style style:name="P20" style:family="paragraph" style:parent-style-name="Text_20_body">
      <style:text-properties style:font-name="DejaVu Sans" fo:font-size="14pt" style:text-underline-style="none" officeooo:rsid="0020d507" officeooo:paragraph-rsid="001fdbcc" style:font-size-asian="12.25pt" style:font-size-complex="14pt"/>
    </style:style>
    <style:style style:name="T1" style:family="text">
      <style:text-properties officeooo:rsid="002b58ad"/>
    </style:style>
    <style:style style:name="T2" style:family="text">
      <style:text-properties officeooo:rsid="002ebd7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de <text:span text:style-name="T1">Programmation en C</text:span>: <text:span text:style-name="T1">Indexeur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_Toc383_2713427145" text:style-name="Index_20_Link" text:visited-style-name="Index_20_Link">Utilisateur<text:tab/>2</text:a></text:p>
          <text:p text:style-name="P16"><text:a xlink:type="simple" xlink:href="#__RefHeading___Toc385_2713427145" text:style-name="Index_20_Link" text:visited-style-name="Index_20_Link">Projet :<text:tab/>2</text:a></text:p>
          <text:p text:style-name="P16"><text:a xlink:type="simple" xlink:href="#__RefHeading___Toc387_2713427145" text:style-name="Index_20_Link" text:visited-style-name="Index_20_Link">Compilation:<text:tab/>2</text:a></text:p>
          <text:p text:style-name="P16"><text:a xlink:type="simple" xlink:href="#__RefHeading___Toc547_292580750" text:style-name="Index_20_Link" text:visited-style-name="Index_20_Link">Manuel d’utilisateur:<text:tab/>2</text:a></text:p>
          <text:p text:style-name="P15"><text:a xlink:type="simple" xlink:href="#__RefHeading___Toc389_2713427145" text:style-name="Index_20_Link" text:visited-style-name="Index_20_Link">Développeur<text:tab/>2</text:a></text:p>
          <text:p text:style-name="P16"><text:a xlink:type="simple" xlink:href="#__RefHeading___Toc393_2713427145" text:style-name="Index_20_Link" text:visited-style-name="Index_20_Link">Description et justications des méthodes utilisés :<text:tab/>2</text:a></text:p>
          <text:p text:style-name="P16"><text:a xlink:type="simple" xlink:href="#__RefHeading___Toc395_2713427145" text:style-name="Index_20_Link" text:visited-style-name="Index_20_Link">Structure du programme:<text:tab/>2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4" text:outline-level="1"><text:bookmark-start text:name="__RefHeading___Toc383_2713427145"/><text:soft-page-break/>Utilisateur<text:bookmark-end text:name="__RefHeading___Toc383_2713427145"/></text:h>
      <text:h text:style-name="P8" text:outline-level="2"/>
      <text:h text:style-name="P8" text:outline-level="2"><text:bookmark-start text:name="__RefHeading___Toc385_2713427145"/>Projet :<text:bookmark-end text:name="__RefHeading___Toc385_2713427145"/></text:h>
      <text:p text:style-name="P7"><text:span text:style-name="T1">Le projet consiste de créer un index. Un </text:span>index d'un texte <text:span text:style-name="T1">est </text:span>un dictionnaire dans lequel chaque mot est associé à la liste de ses positions dans le texte. </text:p>
      <text:p text:style-name="P7">On <text:span text:style-name="T1">peux dans cet index effectuer différents fonctions</text:span>: </text:p>
      <text:p text:style-name="P7"/>
      <text:p text:style-name="P7">• Test d'appartenance d'un mot au texte. </text:p>
      <text:p text:style-name="P7">• Achage de la liste des positions d'un mot dans le texte. </text:p>
      <text:p text:style-name="P7">• Achage des phrases contenant un mot donné. </text:p>
      <text:p text:style-name="P7">• Achage de la liste triée des mots du texte et de leur position. </text:p>
      <text:p text:style-name="P7">• Achage des mots commençant par un pré<text:span text:style-name="T1">fixe</text:span> donné. </text:p>
      <text:p text:style-name="P7">• <text:span text:style-name="T1">Une s</text:span>auvegarde de l'index </text:p>
      <text:p text:style-name="P6"/>
      <text:h text:style-name="P8" text:outline-level="2"><text:bookmark-start text:name="__RefHeading___Toc387_2713427145"/><text:span text:style-name="T1">Compilation</text:span>:<text:bookmark-end text:name="__RefHeading___Toc387_2713427145"/></text:h>
      <text:p text:style-name="P5"/>
      <text:p text:style-name="P5"/>
      <text:p text:style-name="P5"/>
      <text:p text:style-name="P5"/>
      <text:p text:style-name="P5"/>
      <text:h text:style-name="P12" text:outline-level="2"><text:bookmark-start text:name="__RefHeading___Toc547_292580750"/><text:span text:style-name="T1">Manuel d’utilisateur</text:span>:<text:bookmark-end text:name="__RefHeading___Toc547_292580750"/></text:h>
      <text:p text:style-name="P4"/>
      <text:h text:style-name="P13" text:outline-level="1"><text:bookmark-start text:name="__RefHeading___Toc389_2713427145"/><text:span text:style-name="T1">Développeur</text:span><text:bookmark-end text:name="__RefHeading___Toc389_2713427145"/></text:h>
      <text:p text:style-name="P18"/>
      <text:h text:style-name="P8" text:outline-level="2"/>
      <text:h text:style-name="P10" text:outline-level="2"><text:bookmark-start text:name="__RefHeading___Toc393_2713427145"/><text:span text:style-name="T1">D</text:span>escription et <text:span text:style-name="T2">justific</text:span>ations des méthodes utilisés :<text:bookmark-end text:name="__RefHeading___Toc393_2713427145"/></text:h>
      <text:p text:style-name="P17"/>
      <text:p text:style-name="P17">Cette partie n'est pas une liste exhaustive des fonctions; elle doit permettre à un programmeur de bon niveau de reprendre votre programme et de pouvoir le modier sans dicultés excessives. </text:p>
      <text:h text:style-name="P9" text:outline-level="2"><text:bookmark-start text:name="__RefHeading___Toc395_2713427145"/><text:span text:style-name="T1">S</text:span>tructure du programme:<text:bookmark-end text:name="__RefHeading___Toc395_2713427145"/></text:h>
      <text:p text:style-name="P17">On détaillera en particulier la construction de la liste triée des mots et on justiera la méthode choisie en du point de vue de la complexité. </text:p>
      <text:p text:style-name="P19"/>
      <text:h text:style-name="P11" text:outline-level="2"><text:soft-page-break/></text:h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2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99cm" style:type="right" style:leader-style="dotted" style:leader-text="."/>
        </style:tab-stops>
      </style:paragraph-properties>
      <style:text-properties fo:font-size="18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491cm" style:type="right" style:leader-style="dotted" style:leader-text="."/>
        </style:tab-stops>
      </style:paragraph-properties>
      <style:text-properties fo:font-size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87cm" fo:margin-right="0.4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22:07:20.701000000</meta:creation-date>
    <dc:date>2020-01-06T23:34:10.607000000</dc:date>
    <meta:editing-duration>PT1H35M14S</meta:editing-duration>
    <meta:editing-cycles>14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26" meta:word-count="207" meta:character-count="1188" meta:non-whitespace-character-count="997"/>
  </office:meta>
</office:document-meta>
</file>